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d684" officeooo:paragraph-rsid="000dd684"/>
    </style:style>
    <style:style style:name="P2" style:family="paragraph" style:parent-style-name="Standard">
      <style:text-properties officeooo:rsid="000effbe" officeooo:paragraph-rsid="000effbe"/>
    </style:style>
    <style:style style:name="P3" style:family="paragraph" style:parent-style-name="Standard">
      <style:text-properties officeooo:rsid="000f4d53" officeooo:paragraph-rsid="000f4d53"/>
    </style:style>
    <style:style style:name="T1" style:family="text">
      <style:text-properties officeooo:rsid="000effbe"/>
    </style:style>
    <style:style style:name="T2" style:family="text">
      <style:text-properties style:text-line-through-style="solid" style:text-line-through-type="single" officeooo:rsid="000effbe"/>
    </style:style>
    <style:style style:name="T3" style:family="text">
      <style:text-properties style:text-line-through-style="none" style:text-line-through-type="none"/>
    </style:style>
    <style:style style:name="T4" style:family="text">
      <style:text-properties style:text-line-through-style="none" style:text-line-through-type="none" officeooo:rsid="000effbe"/>
    </style:style>
    <style:style style:name="T5" style:family="text">
      <style:text-properties officeooo:rsid="000f4d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E FAMILY :</text:p>
      <text:p text:style-name="P1"/>
      <text:p text:style-name="P1">Con un inicializador común.</text:p>
      <text:p text:style-name="P1">Cuenta con 4 subclases:</text:p>
      <text:p text:style-name="P1">* Fam_uniprsonal: familias compuestas por una única persona.</text:p>
      <text:p text:style-name="P1">* Fam_monoparental: familia con un único progenitor. Número indefinido de hijos. Posee un parámetro -kids_limit- para limitar el número de hijos. Servirá para crear familias con el número de eprsonas que se indica en las variables 1PER, 2PER, 3PER….. del excel_08.</text:p>
      <text:p text:style-name="P1">* Fam_pareja_no_ninios: <text:s/>parejas sin hijos. Se asume que las parejas son de hombre-mujer. Aunque obviamente la realidad no se así. Las parejas no compuestas por hombre -mujer irán a fam_otros.</text:p>
      <text:p text:style-name="P1">* Fam_ninio: pareja con hijos. Vuelve a asumirse parejas del tipo hombre-mujer. Vuelve a utilizarse el parámetro kids_limit para controlar el límite de hijos.</text:p>
      <text:p text:style-name="P1">* Fam_otros: otros tipos de familia hasta ahora no considerados.</text:p>
      <text:p text:style-name="P1">* Fam_centros: destinada a la variable OTPH del excel_08 que hace referencia a ptro tipo de hogares. Estoy pensando en residencias de ancianos, de estudiantes, centros de salud…. Tan solo tienen un parámetro para limitar su capacidad.</text:p>
      <text:p text:style-name="P1"/>
      <text:p text:style-name="P1">CLASE AGENT:</text:p>
      <text:p text:style-name="P1"/>
      <text:p text:style-name="P1">A los agentes se les ha añadido un atributo self.family que toma valores booleanos (TRUE si ya está incluido en alguna familia; FLASE en caso sontrario)</text:p>
      <text:p text:style-name="P1"/>
      <text:p text:style-name="P1">CLASE POPULATIONCENTRE:</text:p>
      <text:p text:style-name="P1"/>
      <text:p text:style-name="P1">Se ha añadido el atributo self.families. Se trata de un diccionario en el que las claves son los diferentes tipos de familia y los valores son listas defamilias. Por ejemplo, la clave “fam_unipersional” tiene como valor una lista que contiene todas las familias de la subclase fam_iunipersonal.</text:p>
      <text:p text:style-name="P1"/>
      <text:p text:style-name="P1"/>
      <text:p text:style-name="P1">CLASE UNIVERSE:</text:p>
      <text:p text:style-name="P1"/>
      <text:p text:style-name="P1">Se ha añadido el atributo self.families_dataframe que almacenará el dataframe con la información de las familais que se la pase como input.</text:p>
      <text:p text:style-name="P1"/>
      <text:p text:style-name="P1">INCIALIZACIÓN DE LAS FAMILIAS:</text:p>
      <text:p text:style-name="P1"/>
      <text:p text:style-name="P1">Se considera cada population_centre mediante el bucle for.</text:p>
      <text:p text:style-name="P1"/>
      <text:p text:style-name="P1">Se selecciona la fila del dataframe families correspondiente al population centre considerado.</text:p>
      <text:p text:style-name="P1"/>
      <text:p text:style-name="P1">Se leen las variables:</text:p>
      <text:p text:style-name="P1">* 1PER → familias de una persona → familias unipersonales</text:p>
      <text:p text:style-name="P1">* MSME65 → mujeres solas con menos de 65 años → familias unipersonales</text:p>
      <text:p text:style-name="P1">* HSME65 → hombres solos con menos de 65 años → familias unipersonales</text:p>
      <text:p text:style-name="P1">* MS65MA –&gt; mujeres solas con más de 65 años → familias unipersonales</text:p>
      <text:p text:style-name="P1">* HS65MA → hombres solos con más de 65 años → familias unipersonales</text:p>
      <text:p text:style-name="P1"/>
      <text:p text:style-name="P1">Buvles while. Se generan tantas familias unipersonales como indiquen las variables MSME65, HSME65, MS65MA, HS65MA. Se van descontando del total 1PER. Finalmente, se generan tantas familias unipersonales como resten en 1PER.</text:p>
      <text:p text:style-name="P1"/>
      <text:p text:style-name="P1"><text:soft-page-break/>Se leen las variables:</text:p>
      <text:p text:style-name="P1">* 2PER → familias de dos personas</text:p>
      <text:p text:style-name="P1">* PMHJ25 → familias con padre O madre con algún (al menos ¿cuántos?) un hijo de 25 años. </text:p>
      <text:p text:style-name="P1">* PTTHI25 → familias con padre O madre con todos ¿cuántos? Hijos mayores de 25</text:p>
      <text:p text:style-name="P1">* PJNOHJ → parejas sin hijos</text:p>
      <text:p text:style-name="P1"/>
      <text:p text:style-name="P1">Bucle while. Se general familias de dos personas. Tantas como indiquen las variables PJNOHJ, PMHJ25, <text:s/>PTTHI25. Se van descontando del total de 2PER. Finalmente, se generan tantas familias de dos personas como resten en 2PER.</text:p>
      <text:p text:style-name="P1"/>
      <text:p text:style-name="P1">Se leen las variables:</text:p>
      <text:p text:style-name="P1">* 3PER → familias de 3 personas</text:p>
      <text:p text:style-name="P1">* 4PER → familias de 4 personas</text:p>
      <text:p text:style-name="P1">* 5PER → familias de 5 personas</text:p>
      <text:p text:style-name="P1">* 6PER → familias con, al menos, 6 personas</text:p>
      <text:p text:style-name="P1">* PJHJA25 → parejas con algún hijo ¿cuántos? menor de 25 años</text:p>
      <text:p text:style-name="P1">* PJTHJ25 → parejas con todos los hijos ¿cuántos? mayores de 25 años</text:p>
      <text:p text:style-name="P1">* <text:span text:style-name="T1">MPNOFAM → gente que no son un nucleo </text:span><text:span text:style-name="T2">no son padres e hijjos</text:span><text:span text:style-name="T4"> pero que viven juntos. Estoy pensando en pisos de estudiantes, pisos de señoras al estilo de Marisa, Vicenta y Concha en Aqui no hay quien viva….</text:span></text:p>
      <text:p text:style-name="P1"><text:span text:style-name="T4">* OTGH: otros tipos de hogar. Estoy pensando en residencias de ancianos, residencias de estudiantes, centros de salud…. “Hogares” o centros de bastante capacidad que pueden albergar a un conjunto amplio de personas.</text:span></text:p>
      <text:p text:style-name="P1"><text:span text:style-name="T4"/></text:p>
      <text:p text:style-name="P2"><text:span text:style-name="T3">Como no sabemos el número de hijos nen pjhj25 y dado que hay una pareja de progenitores – vuelvo a asumir hombre y mujer – hago que puedan tener 1, 2 o 3 hijosmediante rancom.choice. Sólo si hay familias de 3,4,5 personas restantes. Calse fam_ninios. Se guardan en la clave fam_ninios. Se actualizan las variables 3PER,4PER,5PER,6PER</text:span></text:p>
      <text:p text:style-name="P2"><text:span text:style-name="T3"/></text:p>
      <text:p text:style-name="P2"><text:span text:style-name="T3">Lo mismo con mpnofam. Grupos de 3,4, o 5 personas. Clase fam_otros. Se guardan en la clave <text:s/>fam_otros. Se actualizan las variables 3PER,4PER,5PER,6PER</text:span></text:p>
      <text:p text:style-name="P2"><text:span text:style-name="T3"/></text:p>
      <text:p text:style-name="P2"><text:span text:style-name="T3">Creo tantas familias de 3,4,5,6 como indiquen las variables 3PER,4PER,5PER,6PER. De estas hemos ido descontando.</text:span></text:p>
      <text:p text:style-name="P2"><text:span text:style-name="T3"/></text:p>
      <text:p text:style-name="P2"><text:span text:style-name="T3"/></text:p>
      <text:p text:style-name="P2"><text:span text:style-name="T3"/></text:p>
      <text:p text:style-name="P2"><text:span text:style-name="T3">Creo las listas oldies, youngsters, kids, male_parentsusceptible, female_parent_susceptible para almacenar a los ancianos, jovenes, niños, hombres susceptibles de serpadre y mujeres susceptibles de ser madres que no sean asignados en el siguiente bucle for. </text:span></text:p>
      <text:p text:style-name="P2"><text:span text:style-name="T3"/></text:p>
      <text:p text:style-name="P2"><text:span text:style-name="T3">Bucle for, Dado un <text:s/>municipio, considero todos los agentes que viven en él. Distingo por edad y por sexo. </text:span></text:p>
      <text:p text:style-name="P2"><text:span text:style-name="T3">* Si mayores de 90, asumo que son “dependietes” y los meto en la lista oldies.</text:span></text:p>
      <text:p text:style-name="P2"><text:span text:style-name="T3">* Si entre 65 y 90 años. Si hombres y hay fmailias unipersonales con hombres myores de 65 años disponibles, los meto en una fmailia unipersonal. Si no, en oldies. Lo mismo para las mujeres.</text:span></text:p>
      <text:p text:style-name="P2"><text:span text:style-name="T3">*Si entre 25 y 65 años: Si hombres y hay familias unipersonales de hombres con menos de 65 disponibles, los meto en una fmailia. Si no, en male_parent_susceptible. Lo mismo para mujeres</text:span></text:p>
      <text:p text:style-name="P2"><text:span text:style-name="T3">* Si entre 25 y 18 años: los meto en lista youngsters.</text:span></text:p>
      <text:p text:style-name="P2"><text:span text:style-name="T3">* Si entre 0 y 18: los asigno como niños en las fam_ninios en las que hay hueco para ellos. Si no lo hay en ninguna, los meto en lista kids.</text:span></text:p>
      <text:p text:style-name="P2"><text:span text:style-name="T3"/></text:p>
      <text:p text:style-name="P2"><text:soft-page-break/><text:span text:style-name="T3">Bucle for. Meto e los youngsters en familias <text:s/>con hijos siempre que hay “hueco” disponible para niños.</text:span></text:p>
      <text:p text:style-name="P2"><text:span text:style-name="T3"/></text:p>
      <text:p text:style-name="P2"><text:span text:style-name="T3">Si sigue habiendo jóvenes sin familias asignadas, los meto en fam_otros – pensando en pisos de estudiantes…. -</text:span></text:p>
      <text:p text:style-name="P2"><text:span text:style-name="T3"/></text:p>
      <text:p text:style-name="P2"><text:span text:style-name="T3"/></text:p>
      <text:p text:style-name="P2">Considero los hombres susceptibles de ser padre. Considero todas las <text:s/>fam_ninios. </text:p>
      <text:p text:style-name="P2">- Si no tienen padre asignado → si tienen hijos compubo que el posible padre tenga, al menos, 20 años más que cada uno de sus posibles hijos → si se cumple, so asigno.</text:p>
      <text:p text:style-name="P2"/>
      <text:p text:style-name="P2">Considero las mujeres susceptibles de ser madre. Considero todas las fam_ninios. Si no hay madre asignada → <text:span text:style-name="T5">si hay padres - &gt; <text:s/>compruebo que la pareja esté en un rango de eddad acptable → si rango aceptable → asigno madre</text:span></text:p>
      <text:p text:style-name="P2"/>
      <text:p text:style-name="P3">La gente que quede, rellena las fam_otros restantes y los cent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7T09:21:12.763397112</meta:creation-date>
    <dc:date>2022-04-27T10:43:20.217321558</dc:date>
    <meta:editing-duration>PT36M37S</meta:editing-duration>
    <meta:editing-cycles>1</meta:editing-cycles>
    <meta:document-statistic meta:table-count="0" meta:image-count="0" meta:object-count="0" meta:page-count="3" meta:paragraph-count="56" meta:word-count="1001" meta:character-count="5968" meta:non-whitespace-character-count="5009"/>
    <meta:generator>LibreOffice/6.0.7.3$Linux_X86_64 LibreOffice_project/00m0$Build-3</meta:generator>
  </office:meta>
</office:document-meta>
</file>